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G Omega" svg:font-family="'CG Omega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Hoja1_20_2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G Omega" fo:font-size="10pt" fo:font-style="normal" fo:text-shadow="none" style:text-underline-style="none" fo:font-weight="bold" style:font-size-asian="10pt" style:font-style-asian="normal" style:font-weight-asian="bold" style:font-name-complex="CG Omega" style:font-size-complex="10pt" style:font-style-complex="normal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Normal_5f_Hoja1_20_2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G Omega" fo:font-size="10pt" fo:font-style="normal" fo:text-shadow="none" style:text-underline-style="none" fo:font-weight="bold" style:font-size-asian="10pt" style:font-style-asian="normal" style:font-weight-asian="bold" style:font-name-complex="CG Omega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provincias</text:p>
          </table:table-cell>
          <table:table-cell office:value-type="string" calcext:value-type="string">
            <text:p>Total 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UENOS AIRES</text:p>
          </table:table-cell>
          <table:table-cell table:style-name="ce3" office:value-type="float" office:value="101168491.7" calcext:value-type="float">
            <text:p>101,168,491.7</text:p>
          </table:table-cell>
          <table:table-cell office:value-type="float" office:value="137287175.5" calcext:value-type="float">
            <text:p>137287175.5</text:p>
          </table:table-cell>
          <table:table-cell office:value-type="float" office:value="215057650.4" calcext:value-type="float">
            <text:p>215057650.4</text:p>
          </table:table-cell>
          <table:table-cell office:value-type="float" office:value="361993318.2" calcext:value-type="float">
            <text:p>361993318.2</text:p>
          </table:table-cell>
          <table:table-cell office:value-type="float" office:value="501534048.5" calcext:value-type="float">
            <text:p>501534048.5</text:p>
          </table:table-cell>
          <table:table-cell table:number-columns-repeated="4"/>
          <table:table-cell office:value-type="string" calcext:value-type="string">
            <text:p>fuente:<text:a xlink:href="https://www.economia.gob.ar/dnap/recursos/ron/serie/serie_ron.xlsx" xlink:type="simple">https://www.economia.gob.ar/dnap/recursos/ron/serie/serie_ron.xlsx</text:a></text:p>
          </table:table-cell>
        </table:table-row>
        <table:table-row table:style-name="ro1">
          <table:table-cell table:style-name="ce1" office:value-type="string" calcext:value-type="string">
            <text:p>CATAMARCA</text:p>
          </table:table-cell>
          <table:table-cell table:style-name="ce3" office:value-type="float" office:value="14157641.2" calcext:value-type="float">
            <text:p>14,157,641.2</text:p>
          </table:table-cell>
          <table:table-cell office:value-type="float" office:value="19081152.1" calcext:value-type="float">
            <text:p>19081152.1</text:p>
          </table:table-cell>
          <table:table-cell office:value-type="float" office:value="26793886.4" calcext:value-type="float">
            <text:p>26793886.4</text:p>
          </table:table-cell>
          <table:table-cell office:value-type="float" office:value="39722524.4" calcext:value-type="float">
            <text:p>39722524.4</text:p>
          </table:table-cell>
          <table:table-cell office:value-type="float" office:value="55441789.4" calcext:value-type="float">
            <text:p>55441789.4</text:p>
          </table:table-cell>
          <table:table-cell table:number-columns-repeated="4"/>
          <table:table-cell office:value-type="string" calcext:value-type="string">
            <text:p>Recursos Tributarios de Origen Nacional (RON) acumulados a diciembre</text:p>
          </table:table-cell>
        </table:table-row>
        <table:table-row table:style-name="ro1">
          <table:table-cell table:style-name="ce1" office:value-type="string" calcext:value-type="string">
            <text:p>CÓRDOBA</text:p>
          </table:table-cell>
          <table:table-cell table:style-name="ce3" office:value-type="float" office:value="51826913.2" calcext:value-type="float">
            <text:p>51,826,913.2</text:p>
          </table:table-cell>
          <table:table-cell office:value-type="float" office:value="67999117.2" calcext:value-type="float">
            <text:p>67999117.2</text:p>
          </table:table-cell>
          <table:table-cell office:value-type="float" office:value="93018840.3" calcext:value-type="float">
            <text:p>93018840.3</text:p>
          </table:table-cell>
          <table:table-cell office:value-type="float" office:value="133847125.5" calcext:value-type="float">
            <text:p>133847125.5</text:p>
          </table:table-cell>
          <table:table-cell office:value-type="float" office:value="182817253.3" calcext:value-type="float">
            <text:p>182817253.3</text:p>
          </table:table-cell>
          <table:table-cell table:number-columns-repeated="4"/>
          <table:table-cell office:value-type="string" calcext:value-type="string">
            <text:p>en miles de pesos</text:p>
          </table:table-cell>
        </table:table-row>
        <table:table-row table:style-name="ro1">
          <table:table-cell table:style-name="ce1" office:value-type="string" calcext:value-type="string">
            <text:p>CORRIENTES</text:p>
          </table:table-cell>
          <table:table-cell table:style-name="ce3" office:value-type="float" office:value="20242165.8" calcext:value-type="float">
            <text:p>20,242,165.8</text:p>
          </table:table-cell>
          <table:table-cell office:value-type="float" office:value="27236524.3" calcext:value-type="float">
            <text:p>27236524.3</text:p>
          </table:table-cell>
          <table:table-cell office:value-type="float" office:value="37991511.7" calcext:value-type="float">
            <text:p>37991511.7</text:p>
          </table:table-cell>
          <table:table-cell office:value-type="float" office:value="56352961.6" calcext:value-type="float">
            <text:p>56352961.6</text:p>
          </table:table-cell>
          <table:table-cell office:value-type="float" office:value="78695203.9" calcext:value-type="float">
            <text:p>78695203.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HACO</text:p>
          </table:table-cell>
          <table:table-cell table:style-name="ce3" office:value-type="float" office:value="26652716.5" calcext:value-type="float">
            <text:p>26,652,716.5</text:p>
          </table:table-cell>
          <table:table-cell office:value-type="float" office:value="35873903.8" calcext:value-type="float">
            <text:p>35873903.8</text:p>
          </table:table-cell>
          <table:table-cell office:value-type="float" office:value="50171605.1" calcext:value-type="float">
            <text:p>50171605.1</text:p>
          </table:table-cell>
          <table:table-cell office:value-type="float" office:value="74425728.7" calcext:value-type="float">
            <text:p>74425728.7</text:p>
          </table:table-cell>
          <table:table-cell office:value-type="float" office:value="103865848.4" calcext:value-type="float">
            <text:p>103865848.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HUBUT</text:p>
          </table:table-cell>
          <table:table-cell table:style-name="ce3" office:value-type="float" office:value="8706822.9" calcext:value-type="float">
            <text:p>8,706,822.9</text:p>
          </table:table-cell>
          <table:table-cell office:value-type="float" office:value="11702893.6" calcext:value-type="float">
            <text:p>11702893.6</text:p>
          </table:table-cell>
          <table:table-cell office:value-type="float" office:value="16258155.6" calcext:value-type="float">
            <text:p>16258155.6</text:p>
          </table:table-cell>
          <table:table-cell office:value-type="float" office:value="24093985.5" calcext:value-type="float">
            <text:p>24093985.5</text:p>
          </table:table-cell>
          <table:table-cell office:value-type="float" office:value="33561800.9" calcext:value-type="float">
            <text:p>33561800.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NTRE RÍOS</text:p>
          </table:table-cell>
          <table:table-cell table:style-name="ce3" office:value-type="float" office:value="25744778.7" calcext:value-type="float">
            <text:p>25,744,778.7</text:p>
          </table:table-cell>
          <table:table-cell office:value-type="float" office:value="34551072.2" calcext:value-type="float">
            <text:p>34551072.2</text:p>
          </table:table-cell>
          <table:table-cell office:value-type="float" office:value="48465923.5" calcext:value-type="float">
            <text:p>48465923.5</text:p>
          </table:table-cell>
          <table:table-cell office:value-type="float" office:value="71772121.7" calcext:value-type="float">
            <text:p>71772121.7</text:p>
          </table:table-cell>
          <table:table-cell office:value-type="float" office:value="100679176.2" calcext:value-type="float">
            <text:p>100679176.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ORMOSA</text:p>
          </table:table-cell>
          <table:table-cell table:style-name="ce3" office:value-type="float" office:value="19232847.2" calcext:value-type="float">
            <text:p>19,232,847.2</text:p>
          </table:table-cell>
          <table:table-cell office:value-type="float" office:value="25917802" calcext:value-type="float">
            <text:p>25917802</text:p>
          </table:table-cell>
          <table:table-cell office:value-type="float" office:value="36197898.6" calcext:value-type="float">
            <text:p>36197898.6</text:p>
          </table:table-cell>
          <table:table-cell office:value-type="float" office:value="53773436.8" calcext:value-type="float">
            <text:p>53773436.8</text:p>
          </table:table-cell>
          <table:table-cell office:value-type="float" office:value="75054255.7" calcext:value-type="float">
            <text:p>75054255.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JUJUY</text:p>
          </table:table-cell>
          <table:table-cell table:style-name="ce3" office:value-type="float" office:value="15076151.1" calcext:value-type="float">
            <text:p>15,076,151.1</text:p>
          </table:table-cell>
          <table:table-cell office:value-type="float" office:value="20296580.9" calcext:value-type="float">
            <text:p>20296580.9</text:p>
          </table:table-cell>
          <table:table-cell office:value-type="float" office:value="28411592" calcext:value-type="float">
            <text:p>28411592</text:p>
          </table:table-cell>
          <table:table-cell office:value-type="float" office:value="42113387" calcext:value-type="float">
            <text:p>42113387</text:p>
          </table:table-cell>
          <table:table-cell office:value-type="float" office:value="58583983.5" calcext:value-type="float">
            <text:p>58583983.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A PAMPA</text:p>
          </table:table-cell>
          <table:table-cell table:style-name="ce3" office:value-type="float" office:value="9760058.6" calcext:value-type="float">
            <text:p>9,760,058.6</text:p>
          </table:table-cell>
          <table:table-cell office:value-type="float" office:value="13058087.9" calcext:value-type="float">
            <text:p>13058087.9</text:p>
          </table:table-cell>
          <table:table-cell office:value-type="float" office:value="18368555.4" calcext:value-type="float">
            <text:p>18368555.4</text:p>
          </table:table-cell>
          <table:table-cell office:value-type="float" office:value="27931800.3" calcext:value-type="float">
            <text:p>27931800.3</text:p>
          </table:table-cell>
          <table:table-cell office:value-type="float" office:value="39015549.8" calcext:value-type="float">
            <text:p>39015549.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A RIOJA</text:p>
          </table:table-cell>
          <table:table-cell table:style-name="ce3" office:value-type="float" office:value="10812715.7" calcext:value-type="float">
            <text:p>10,812,715.7</text:p>
          </table:table-cell>
          <table:table-cell office:value-type="float" office:value="14563195.5" calcext:value-type="float">
            <text:p>14563195.5</text:p>
          </table:table-cell>
          <table:table-cell office:value-type="float" office:value="20393162.4" calcext:value-type="float">
            <text:p>20393162.4</text:p>
          </table:table-cell>
          <table:table-cell office:value-type="float" office:value="30161098.5" calcext:value-type="float">
            <text:p>30161098.5</text:p>
          </table:table-cell>
          <table:table-cell office:value-type="float" office:value="42161290.8" calcext:value-type="float">
            <text:p>42161290.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NDOZA</text:p>
          </table:table-cell>
          <table:table-cell table:style-name="ce3" office:value-type="float" office:value="22097201.9" calcext:value-type="float">
            <text:p>22,097,201.9</text:p>
          </table:table-cell>
          <table:table-cell office:value-type="float" office:value="29755694.5" calcext:value-type="float">
            <text:p>29755694.5</text:p>
          </table:table-cell>
          <table:table-cell office:value-type="float" office:value="41605820.1" calcext:value-type="float">
            <text:p>41605820.1</text:p>
          </table:table-cell>
          <table:table-cell office:value-type="float" office:value="61650060.5" calcext:value-type="float">
            <text:p>61650060.5</text:p>
          </table:table-cell>
          <table:table-cell office:value-type="float" office:value="85848118.8" calcext:value-type="float">
            <text:p>85848118.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ISIONES</text:p>
          </table:table-cell>
          <table:table-cell table:style-name="ce3" office:value-type="float" office:value="18229180.2" calcext:value-type="float">
            <text:p>18,229,180.2</text:p>
          </table:table-cell>
          <table:table-cell office:value-type="float" office:value="24523881.6" calcext:value-type="float">
            <text:p>24523881.6</text:p>
          </table:table-cell>
          <table:table-cell office:value-type="float" office:value="34092650.4" calcext:value-type="float">
            <text:p>34092650.4</text:p>
          </table:table-cell>
          <table:table-cell office:value-type="float" office:value="50613063.5" calcext:value-type="float">
            <text:p>50613063.5</text:p>
          </table:table-cell>
          <table:table-cell office:value-type="float" office:value="70315654" calcext:value-type="float">
            <text:p>7031565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EUQUÉN</text:p>
          </table:table-cell>
          <table:table-cell table:style-name="ce3" office:value-type="float" office:value="9601283.5" calcext:value-type="float">
            <text:p>9,601,283.5</text:p>
          </table:table-cell>
          <table:table-cell office:value-type="float" office:value="12942103.7" calcext:value-type="float">
            <text:p>12942103.7</text:p>
          </table:table-cell>
          <table:table-cell office:value-type="float" office:value="17933291.9" calcext:value-type="float">
            <text:p>17933291.9</text:p>
          </table:table-cell>
          <table:table-cell office:value-type="float" office:value="26556483.1" calcext:value-type="float">
            <text:p>26556483.1</text:p>
          </table:table-cell>
          <table:table-cell office:value-type="float" office:value="36871465.5" calcext:value-type="float">
            <text:p>36871465.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ÍO NEGRO</text:p>
          </table:table-cell>
          <table:table-cell table:style-name="ce3" office:value-type="float" office:value="13402589.7" calcext:value-type="float">
            <text:p>13,402,589.7</text:p>
          </table:table-cell>
          <table:table-cell office:value-type="float" office:value="18086254.5" calcext:value-type="float">
            <text:p>18086254.5</text:p>
          </table:table-cell>
          <table:table-cell office:value-type="float" office:value="25241503" calcext:value-type="float">
            <text:p>25241503</text:p>
          </table:table-cell>
          <table:table-cell office:value-type="float" office:value="37356267.8" calcext:value-type="float">
            <text:p>37356267.8</text:p>
          </table:table-cell>
          <table:table-cell office:value-type="float" office:value="51989659.4" calcext:value-type="float">
            <text:p>51989659.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LTA</text:p>
          </table:table-cell>
          <table:table-cell table:style-name="ce3" office:value-type="float" office:value="21026846" calcext:value-type="float">
            <text:p>21,026,846.0</text:p>
          </table:table-cell>
          <table:table-cell office:value-type="float" office:value="28235553.5" calcext:value-type="float">
            <text:p>28235553.5</text:p>
          </table:table-cell>
          <table:table-cell office:value-type="float" office:value="39430921.2" calcext:value-type="float">
            <text:p>39430921.2</text:p>
          </table:table-cell>
          <table:table-cell office:value-type="float" office:value="58496826.5" calcext:value-type="float">
            <text:p>58496826.5</text:p>
          </table:table-cell>
          <table:table-cell office:value-type="float" office:value="81082324" calcext:value-type="float">
            <text:p>8108232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N JUAN</text:p>
          </table:table-cell>
          <table:table-cell table:style-name="ce3" office:value-type="float" office:value="17625964.2" calcext:value-type="float">
            <text:p>17,625,964.2</text:p>
          </table:table-cell>
          <table:table-cell office:value-type="float" office:value="23764195.1" calcext:value-type="float">
            <text:p>23764195.1</text:p>
          </table:table-cell>
          <table:table-cell office:value-type="float" office:value="33303315.6" calcext:value-type="float">
            <text:p>33303315.6</text:p>
          </table:table-cell>
          <table:table-cell office:value-type="float" office:value="49337216.2" calcext:value-type="float">
            <text:p>49337216.2</text:p>
          </table:table-cell>
          <table:table-cell office:value-type="float" office:value="68789751.7" calcext:value-type="float">
            <text:p>68789751.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N LUIS</text:p>
          </table:table-cell>
          <table:table-cell table:style-name="ce3" office:value-type="float" office:value="13650094.6" calcext:value-type="float">
            <text:p>13,650,094.6</text:p>
          </table:table-cell>
          <table:table-cell office:value-type="float" office:value="17592450" calcext:value-type="float">
            <text:p>17592450</text:p>
          </table:table-cell>
          <table:table-cell office:value-type="float" office:value="23682842.9" calcext:value-type="float">
            <text:p>23682842.9</text:p>
          </table:table-cell>
          <table:table-cell office:value-type="float" office:value="34082674.1" calcext:value-type="float">
            <text:p>34082674.1</text:p>
          </table:table-cell>
          <table:table-cell office:value-type="float" office:value="46196736.8" calcext:value-type="float">
            <text:p>46196736.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NTA CRUZ</text:p>
          </table:table-cell>
          <table:table-cell table:style-name="ce3" office:value-type="float" office:value="8535296.2" calcext:value-type="float">
            <text:p>8,535,296.2</text:p>
          </table:table-cell>
          <table:table-cell office:value-type="float" office:value="11472254.9" calcext:value-type="float">
            <text:p>11472254.9</text:p>
          </table:table-cell>
          <table:table-cell office:value-type="float" office:value="15948643.5" calcext:value-type="float">
            <text:p>15948643.5</text:p>
          </table:table-cell>
          <table:table-cell office:value-type="float" office:value="23714073.4" calcext:value-type="float">
            <text:p>23714073.4</text:p>
          </table:table-cell>
          <table:table-cell office:value-type="float" office:value="33044371" calcext:value-type="float">
            <text:p>330443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ANTA FE</text:p>
          </table:table-cell>
          <table:table-cell table:style-name="ce3" office:value-type="float" office:value="53864506.7" calcext:value-type="float">
            <text:p>53,864,506.7</text:p>
          </table:table-cell>
          <table:table-cell office:value-type="float" office:value="70136478.9" calcext:value-type="float">
            <text:p>70136478.9</text:p>
          </table:table-cell>
          <table:table-cell office:value-type="float" office:value="95550648.2" calcext:value-type="float">
            <text:p>95550648.2</text:p>
          </table:table-cell>
          <table:table-cell office:value-type="float" office:value="137510632.7" calcext:value-type="float">
            <text:p>137510632.7</text:p>
          </table:table-cell>
          <table:table-cell office:value-type="float" office:value="188006481.3" calcext:value-type="float">
            <text:p>188006481.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GO. DEL ESTERO</text:p>
          </table:table-cell>
          <table:table-cell table:style-name="ce3" office:value-type="float" office:value="22017721.8" calcext:value-type="float">
            <text:p>22,017,721.8</text:p>
          </table:table-cell>
          <table:table-cell office:value-type="float" office:value="29642895.1" calcext:value-type="float">
            <text:p>29642895.1</text:p>
          </table:table-cell>
          <table:table-cell office:value-type="float" office:value="41426383.3" calcext:value-type="float">
            <text:p>41426383.3</text:p>
          </table:table-cell>
          <table:table-cell office:value-type="float" office:value="61401415.8" calcext:value-type="float">
            <text:p>61401415.8</text:p>
          </table:table-cell>
          <table:table-cell office:value-type="float" office:value="85401684.7" calcext:value-type="float">
            <text:p>85401684.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UCUMÁN</text:p>
          </table:table-cell>
          <table:table-cell table:style-name="ce3" office:value-type="float" office:value="25253858" calcext:value-type="float">
            <text:p>25,253,858.0</text:p>
          </table:table-cell>
          <table:table-cell office:value-type="float" office:value="33992423.7" calcext:value-type="float">
            <text:p>33992423.7</text:p>
          </table:table-cell>
          <table:table-cell office:value-type="float" office:value="47589926.6" calcext:value-type="float">
            <text:p>47589926.6</text:p>
          </table:table-cell>
          <table:table-cell office:value-type="float" office:value="70539075.7" calcext:value-type="float">
            <text:p>70539075.7</text:p>
          </table:table-cell>
          <table:table-cell office:value-type="float" office:value="98156055.9" calcext:value-type="float">
            <text:p>98156055.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ERRA DEL FUEGO</text:p>
          </table:table-cell>
          <table:table-cell table:style-name="ce3" office:value-type="float" office:value="6571743.6" calcext:value-type="float">
            <text:p>6,571,743.6</text:p>
          </table:table-cell>
          <table:table-cell office:value-type="float" office:value="8865257.7" calcext:value-type="float">
            <text:p>8865257.7</text:p>
          </table:table-cell>
          <table:table-cell office:value-type="float" office:value="12344139.5" calcext:value-type="float">
            <text:p>12344139.5</text:p>
          </table:table-cell>
          <table:table-cell office:value-type="float" office:value="18274115.5" calcext:value-type="float">
            <text:p>18274115.5</text:p>
          </table:table-cell>
          <table:table-cell office:value-type="float" office:value="25412090.9" calcext:value-type="float">
            <text:p>25412090.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.A.B.A</text:p>
          </table:table-cell>
          <table:table-cell table:style-name="ce3" office:value-type="float" office:value="27881846.9" calcext:value-type="float">
            <text:p>27,881,846.9</text:p>
          </table:table-cell>
          <table:table-cell office:value-type="float" office:value="38047911.5" calcext:value-type="float">
            <text:p>38047911.5</text:p>
          </table:table-cell>
          <table:table-cell office:value-type="float" office:value="57470023.5" calcext:value-type="float">
            <text:p>57470023.5</text:p>
          </table:table-cell>
          <table:table-cell office:value-type="float" office:value="84796450.8" calcext:value-type="float">
            <text:p>84796450.8</text:p>
          </table:table-cell>
          <table:table-cell office:value-type="float" office:value="98140452.3" calcext:value-type="float">
            <text:p>98140452.3</text:p>
          </table:table-cell>
          <table:table-cell table:number-columns-repeated="5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Arial" svg:font-family="Arial" style:font-family-generic="swiss"/>
    <style:font-face style:name="CG Omega" svg:font-family="'CG Omega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  <number:text> </number:text>
    </number:number-style>
    <number:number-style style:name="N145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Hoja1_20_2" style:display-name="Normal_Hoja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0:48:33.216774428</meta:creation-date>
    <dc:date>2021-04-18T21:06:14.386019443</dc:date>
    <meta:editing-duration>PT7M30S</meta:editing-duration>
    <meta:editing-cycles>1</meta:editing-cycles>
    <meta:document-statistic meta:table-count="1" meta:cell-count="153" meta:object-count="0"/>
    <meta:generator>LibreOffice/6.4.7.2$Linux_X86_64 LibreOffice_project/40$Build-2</meta:generator>
  </office:meta>
</office:document-meta>
</file>